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ro1" style:family="table-row">
      <style:table-row-properties style:row-height="50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0pt" style:font-size-asian="80pt" style:font-size-complex="80pt"/>
    </style:style>
    <style:style style:name="ce2" style:family="table-cell" style:parent-style-name="Default">
      <style:table-cell-properties style:text-align-source="fix" style:repeat-content="false" fo:border="5.05pt solid #000000" style:vertical-align="middle"/>
      <style:paragraph-properties fo:text-align="center" fo:margin-left="0mm"/>
      <style:text-properties fo:font-size="80pt" style:font-size-asian="80pt" style:font-size-complex="80pt"/>
    </style:style>
    <style:style style:name="ce3" style:family="table-cell" style:parent-style-name="Default">
      <style:table-cell-properties style:text-align-source="fix" style:repeat-content="false" fo:border="4.99pt solid #000000" style:vertical-align="middle"/>
      <style:paragraph-properties fo:text-align="center" fo:margin-left="0mm"/>
      <style:text-properties fo:font-size="80pt" style:font-size-asian="80pt" style:font-size-complex="80pt"/>
    </style:style>
    <style:style style:name="gr1" style:family="graphic">
      <style:graphic-properties draw:textarea-horizontal-align="justify" draw:textarea-vertical-align="middle" draw:auto-grow-height="false" fo:min-height="30.35mm" fo:min-width="11.62mm"/>
    </style:style>
    <style:style style:name="gr2" style:family="graphic">
      <style:graphic-properties draw:textarea-horizontal-align="justify" draw:textarea-vertical-align="middle" draw:auto-grow-height="false" fo:min-height="30.8mm" fo:min-width="12.16mm"/>
    </style:style>
    <style:style style:name="gr3" style:family="graphic">
      <style:graphic-properties draw:textarea-horizontal-align="justify" draw:textarea-vertical-align="middle" draw:auto-grow-height="false" fo:min-height="11.91mm" fo:min-width="33.97mm"/>
    </style:style>
    <style:style style:name="gr4" style:family="graphic">
      <style:graphic-properties draw:textarea-horizontal-align="justify" draw:textarea-vertical-align="middle" draw:auto-grow-height="false" fo:min-height="11.78mm" fo:min-width="31.57mm"/>
    </style:style>
    <style:style style:name="gr5" style:family="graphic">
      <style:graphic-properties draw:fill="solid" draw:fill-color="#c9211e" draw:textarea-horizontal-align="justify" draw:textarea-vertical-align="middle" draw:auto-grow-height="false" fo:min-height="17.2mm" fo:min-width="17.2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23.22mm" svg:height="34.67mm" svg:x="113.13mm" svg:y="73.41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24.32mm" svg:height="35.19mm" svg:x="113.41mm" svg:y="142.3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3" draw:text-style-name="P1" svg:width="38.81mm" svg:height="23.81mm" svg:x="69.69mm" svg:y="113.25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draw:text-style-name="P1" svg:width="36.07mm" svg:height="23.55mm" svg:x="142.73mm" svg:y="113.5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draw:text-style-name="P2" svg:width="24.32mm" svg:height="24.32mm" svg:x="113.13mm" svg:y="112.4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1" svg:width="24.32mm" svg:height="35.19mm" svg:x="415.08mm" svg:y="88.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3" draw:text-style-name="P1" svg:width="38.81mm" svg:height="23.81mm" svg:x="369.99mm" svg:y="59.27m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5" draw:text-style-name="P2" svg:width="24.32mm" svg:height="24.32mm" svg:x="415.08mm" svg:y="5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" draw:text-style-name="P1" svg:width="23.22mm" svg:height="34.67mm" svg:x="564.08mm" svg:y="74.2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2" draw:text-style-name="P1" svg:width="24.32mm" svg:height="35.19mm" svg:x="564.36mm" svg:y="143.14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" draw:style-name="gr4" draw:text-style-name="P1" svg:width="36.07mm" svg:height="23.55mm" svg:x="593.68mm" svg:y="114.3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5" draw:text-style-name="P2" svg:width="24.32mm" svg:height="24.32mm" svg:x="564.08mm" svg:y="113.2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5T18:06:31.224221710</meta:creation-date>
    <dc:date>2020-07-08T20:46:50.504729567</dc:date>
    <meta:editing-duration>P3DT2H9M43S</meta:editing-duration>
    <meta:editing-cycles>3</meta:editing-cycles>
    <meta:generator>LibreOffice/6.3.2.2$Linux_X86_64 LibreOffice_project/30$Build-2</meta:generator>
    <meta:document-statistic meta:table-count="1" meta:cell-count="9" meta:object-count="12"/>
  </office:meta>
</office:document-meta>
</file>